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82.51mm"/>
    </style:style>
    <style:style style:name="co4" style:family="table-column">
      <style:table-column-properties fo:break-before="auto" style:column-width="37.3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70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ff" fo:wrap-option="wrap" fo:border="0.06pt solid #000000"/>
    </style:style>
    <style:style style:name="ce11" style:family="table-cell" style:parent-style-name="Default">
      <style:table-cell-properties fo:background-color="#ffff66" fo:wrap-option="wrap" fo:border="0.06pt solid #000000"/>
    </style:style>
    <style:style style:name="ce12" style:family="table-cell" style:parent-style-name="Default">
      <style:table-cell-properties fo:background-color="#99ff99" fo:wrap-option="wrap" fo:border="0.06pt solid #000000"/>
    </style:style>
    <style:style style:name="ce13" style:family="table-cell" style:parent-style-name="Default">
      <style:table-cell-properties fo:background-color="#ff99ff" fo:wrap-option="wrap" fo:border="0.06pt solid #000000"/>
    </style:style>
    <style:style style:name="ce14" style:family="table-cell" style:parent-style-name="Default">
      <style:table-cell-properties fo:background-color="#66ccff" fo:wrap-option="wrap" fo:border="0.06pt solid #000000"/>
    </style:style>
    <style:style style:name="ce15" style:family="table-cell" style:parent-style-name="Default">
      <style:table-cell-properties fo:background-color="#ffcc00" fo:wrap-option="wrap" fo:border="0.06pt solid #000000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9999ff" fo:border="0.06pt solid #000000"/>
    </style:style>
    <style:style style:name="ce18" style:family="table-cell" style:parent-style-name="Default">
      <style:table-cell-properties fo:background-color="#ffff66" fo:border="0.06pt solid #000000"/>
    </style:style>
    <style:style style:name="ce19" style:family="table-cell" style:parent-style-name="Default">
      <style:table-cell-properties fo:background-color="#99ff99" fo:border="0.06pt solid #000000"/>
    </style:style>
    <style:style style:name="ce20" style:family="table-cell" style:parent-style-name="Default">
      <style:table-cell-properties fo:background-color="#ff99ff" fo:border="0.06pt solid #000000"/>
    </style:style>
    <style:style style:name="ce21" style:family="table-cell" style:parent-style-name="Default">
      <style:table-cell-properties fo:background-color="#66ccff" fo:border="0.06pt solid #000000"/>
    </style:style>
    <style:style style:name="ce22" style:family="table-cell" style:parent-style-name="Default">
      <style:table-cell-properties fo:background-color="#ffcc00" fo:border="0.06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ackground-color="#ff9900" fo:wrap-option="wrap" fo:border="0.06pt solid #000000"/>
    </style:style>
    <style:style style:name="ce26" style:family="table-cell" style:parent-style-name="Default">
      <style:table-cell-properties fo:background-color="#ff9900" fo:border="0.06pt solid #000000"/>
    </style:style>
  </office:automatic-styles>
  <office:body>
    <office:spreadsheet>
      <table:calculation-settings table:automatic-find-labels="false"/>
      <table:table table:name="Fonctionnalités globales (par catégorie)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N° incrément</text:p>
          </table:table-cell>
          <table:table-cell table:style-name="ce9" office:value-type="string" calcext:value-type="string">
            <text:p>Libellé</text:p>
          </table:table-cell>
          <table:table-cell table:style-name="ce1" office:value-type="string" calcext:value-type="string">
            <text:p>Catégorie</text:p>
          </table:table-cell>
          <table:table-cell table:style-name="ce23" table:number-columns-repeated="1020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Ajouter fond de carte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Afficher points et azimuts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 / 2</text:p>
          </table:table-cell>
          <table:table-cell table:style-name="ce10" office:value-type="string" calcext:value-type="string">
            <text:p>Paramétrage longueur des azimuts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 / 2</text:p>
          </table:table-cell>
          <table:table-cell table:style-name="ce10" office:value-type="string" calcext:value-type="string">
            <text:p>Épaisseur azimut indiquant la force du signal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 / 3</text:p>
          </table:table-cell>
          <table:table-cell table:style-name="ce10" office:value-type="string" calcext:value-type="string">
            <text:p>Aide à la bi ou tri-angulation (identifier les autres observations au même instant pour un même individu)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fficher les observations sous forme de tableau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Couleur pour observations incorrectes (rouge pastel)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Aide à la bi ou tri-angulation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Cliquer sur l’entête du tableau pour le tri (suivant la date, la latitude/longitude, l’individu)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Surligner les observations du tableau et de la carte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Importation d’un csv</text:p>
          </table:table-cell>
          <table:table-cell table:style-name="ce19" office:value-type="string" calcext:value-type="string">
            <text:p>Import/export</text:p>
          </table:table-cell>
          <table:table-cell table:number-columns-repeated="1020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Exportation d’un csv (sous-ensemble des observations)</text:p>
          </table:table-cell>
          <table:table-cell table:style-name="ce19" office:value-type="string" calcext:value-type="string">
            <text:p>Import/export</text:p>
          </table:table-cell>
          <table:table-cell table:number-columns-repeated="102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Cocher tous les résultats (filtre par individu, par plage horaire, par bi-angulation ou autre</text:p>
            <text:p>  Caractéristiques)</text:p>
          </table:table-cell>
          <table:table-cell table:style-name="ce20" office:value-type="string" calcext:value-type="string">
            <text:p>Recherche</text:p>
          </table:table-cell>
          <table:table-cell table:number-columns-repeated="102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Curseur pour faire varier en temps réel la plage horaire (Qslider)</text:p>
          </table:table-cell>
          <table:table-cell table:style-name="ce20" office:value-type="string" calcext:value-type="string">
            <text:p>Recherche</text:p>
          </table:table-cell>
          <table:table-cell table:number-columns-repeated="1020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Mise à jour immédiate de la visualisation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Copier-coller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CTRL-Z : annuler création, modification ou suppression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Sélection multiple d’observations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Mode lecture</text:p>
          </table:table-cell>
          <table:table-cell table:style-name="ce22" office:value-type="string" calcext:value-type="string">
            <text:p>Saisie</text:p>
          </table:table-cell>
          <table:table-cell table:number-columns-repeated="1020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Mode édition</text:p>
          </table:table-cell>
          <table:table-cell table:style-name="ce22" office:value-type="string" calcext:value-type="string">
            <text:p>Saisie</text:p>
          </table:table-cell>
          <table:table-cell table:number-columns-repeated="1020"/>
        </table:table-row>
        <table:table-row table:style-name="ro3">
          <table:table-cell table:style-name="ce7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Ligne vide tout à la fin avec observation vide (à ignorer dans les exports)</text:p>
          </table:table-cell>
          <table:table-cell table:style-name="ce22" office:value-type="string" calcext:value-type="string">
            <text:p>Saisie</text:p>
          </table:table-cell>
          <table:table-cell table:number-columns-repeated="102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Ajout de nouveaux champs</text:p>
          </table:table-cell>
          <table:table-cell table:style-name="ce22" office:value-type="string" calcext:value-type="string">
            <text:p>Saisie</text:p>
          </table:table-cell>
          <table:table-cell table:number-columns-repeated="1020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Ergonomie</text:p>
          </table:table-cell>
          <table:table-cell table:style-name="ce22" office:value-type="string" calcext:value-type="string">
            <text:p>Saisie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ctionnalités globales (par priorité)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N° incrément</text:p>
          </table:table-cell>
          <table:table-cell table:style-name="ce9" office:value-type="string" calcext:value-type="string">
            <text:p>Libellé</text:p>
          </table:table-cell>
          <table:table-cell table:style-name="ce1" office:value-type="string" calcext:value-type="string">
            <text:p>Catégorie</text:p>
          </table:table-cell>
          <table:table-cell table:style-name="ce23" table:number-columns-repeated="1020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Ajouter fond de carte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Afficher points et azimuts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fficher les observations sous forme de tableau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Importation d’un csv</text:p>
          </table:table-cell>
          <table:table-cell table:style-name="ce19" office:value-type="string" calcext:value-type="string">
            <text:p>Import/export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 / 2</text:p>
          </table:table-cell>
          <table:table-cell table:style-name="ce10" office:value-type="string" calcext:value-type="string">
            <text:p>Épaisseur azimut indiquant la force du signal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 / 2</text:p>
          </table:table-cell>
          <table:table-cell table:style-name="ce10" office:value-type="string" calcext:value-type="string">
            <text:p>Paramétrage longueur des azimuts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Exportation d’un csv (sous-ensemble des observations)</text:p>
          </table:table-cell>
          <table:table-cell table:style-name="ce19" office:value-type="string" calcext:value-type="string">
            <text:p>Import/export</text:p>
          </table:table-cell>
          <table:table-cell table:number-columns-repeated="1020"/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Cocher tous les résultats (filtre par individu, par plage horaire, par bi-angulation ou autre</text:p>
            <text:p>  Caractéristiques)</text:p>
          </table:table-cell>
          <table:table-cell table:style-name="ce20" office:value-type="string" calcext:value-type="string">
            <text:p>Recherche</text:p>
          </table:table-cell>
          <table:table-cell table:number-columns-repeated="1020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 / 3</text:p>
          </table:table-cell>
          <table:table-cell table:style-name="ce10" office:value-type="string" calcext:value-type="string">
            <text:p>Aide à la bi ou tri-angulation (identifier les autres observations au même instant pour un même individu)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Aide à la bi ou tri-angulation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Cliquer sur l’entête du tableau pour le tri (suivant la date, la latitude/longitude, l’individu)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Surligner les observations du tableau et de la carte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Curseur pour faire varier en temps réel la plage horaire (Qslider)</text:p>
          </table:table-cell>
          <table:table-cell table:style-name="ce20" office:value-type="string" calcext:value-type="string">
            <text:p>Recherche</text:p>
          </table:table-cell>
          <table:table-cell table:number-columns-repeated="1020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Couleur pour observations incorrectes (rouge pastel)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Mise à jour immédiate de la visualisation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Sélection multiple d’observations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Copier-coller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CTRL-Z : annuler création, modification ou suppression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Ajout de nouveaux champs</text:p>
          </table:table-cell>
          <table:table-cell table:style-name="ce22" office:value-type="string" calcext:value-type="string">
            <text:p>Saisie</text:p>
          </table:table-cell>
          <table:table-cell table:number-columns-repeated="1020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Ligne vide tout à la fin avec observation vide (à ignorer dans les exports)</text:p>
          </table:table-cell>
          <table:table-cell table:style-name="ce22" office:value-type="string" calcext:value-type="string">
            <text:p>Saisie</text:p>
          </table:table-cell>
          <table:table-cell table:number-columns-repeated="1020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Mode lecture</text:p>
          </table:table-cell>
          <table:table-cell table:style-name="ce22" office:value-type="string" calcext:value-type="string">
            <text:p>Saisie</text:p>
          </table:table-cell>
          <table:table-cell table:number-columns-repeated="1020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Mode édition</text:p>
          </table:table-cell>
          <table:table-cell table:style-name="ce22" office:value-type="string" calcext:value-type="string">
            <text:p>Saisie</text:p>
          </table:table-cell>
          <table:table-cell table:number-columns-repeated="1020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Ergonomie</text:p>
          </table:table-cell>
          <table:table-cell table:style-name="ce22" office:value-type="string" calcext:value-type="string">
            <text:p>Saisie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ération 1" table:style-name="ta1">
        <table:table-column table:style-name="co1" table:default-cell-style-name="ce8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N° incrément</text:p>
          </table:table-cell>
          <table:table-cell table:style-name="ce9" office:value-type="string" calcext:value-type="string">
            <text:p>Libellé</text:p>
          </table:table-cell>
          <table:table-cell table:style-name="ce1" office:value-type="string" calcext:value-type="string">
            <text:p>Catégorie</text:p>
          </table:table-cell>
          <table:table-cell table:style-name="ce23" table:number-columns-repeated="1020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Ajouter fond de carte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Afficher points et azimuts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fficher les observations sous forme de tableau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Importation d’un csv</text:p>
          </table:table-cell>
          <table:table-cell table:style-name="ce19" office:value-type="string" calcext:value-type="string">
            <text:p>Import/export</text:p>
          </table:table-cell>
          <table:table-cell table:number-columns-repeated="1020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 / 2</text:p>
          </table:table-cell>
          <table:table-cell table:style-name="ce10" office:value-type="string" calcext:value-type="string">
            <text:p>Épaisseur azimut indiquant la force du signal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 / 2</text:p>
          </table:table-cell>
          <table:table-cell table:style-name="ce10" office:value-type="string" calcext:value-type="string">
            <text:p>Paramétrage longueur des azimuts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ération 2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N° incrément</text:p>
          </table:table-cell>
          <table:table-cell table:style-name="ce9" office:value-type="string" calcext:value-type="string">
            <text:p>Libellé</text:p>
          </table:table-cell>
          <table:table-cell table:style-name="ce1" office:value-type="string" calcext:value-type="string">
            <text:p>Catégorie</text:p>
          </table:table-cell>
          <table:table-cell table:style-name="ce23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 / 2</text:p>
          </table:table-cell>
          <table:table-cell table:style-name="ce10" office:value-type="string" calcext:value-type="string">
            <text:p>Épaisseur azimut indiquant la force du signal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 / 2</text:p>
          </table:table-cell>
          <table:table-cell table:style-name="ce10" office:value-type="string" calcext:value-type="string">
            <text:p>Paramétrage longueur des azimuts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Exportation d’un csv (sous-ensemble des observations)</text:p>
          </table:table-cell>
          <table:table-cell table:style-name="ce19" office:value-type="string" calcext:value-type="string">
            <text:p>Import/export</text:p>
          </table:table-cell>
          <table:table-cell table:number-columns-repeated="102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Cocher tous les résultats (filtre par individu, par plage horaire, par bi-angulation ou autre</text:p>
            <text:p>  Caractéristiques)</text:p>
          </table:table-cell>
          <table:table-cell table:style-name="ce20" office:value-type="string" calcext:value-type="string">
            <text:p>Recherche</text:p>
          </table:table-cell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 / 3</text:p>
          </table:table-cell>
          <table:table-cell table:style-name="ce10" office:value-type="string" calcext:value-type="string">
            <text:p>Aide à la bi ou tri-angulation (identifier les autres observations au même instant pour un même individu)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Aide à la bi ou tri-angulation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Cliquer sur l’entête du tableau pour le tri (suivant la date, la latitude/longitude, l’individu)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Surligner les observations du tableau et de la carte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ération 3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N° incrément</text:p>
          </table:table-cell>
          <table:table-cell table:style-name="ce9" office:value-type="string" calcext:value-type="string">
            <text:p>Libellé</text:p>
          </table:table-cell>
          <table:table-cell table:style-name="ce1" office:value-type="string" calcext:value-type="string">
            <text:p>Catégorie</text:p>
          </table:table-cell>
          <table:table-cell table:style-name="ce23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 / 3</text:p>
          </table:table-cell>
          <table:table-cell table:style-name="ce10" office:value-type="string" calcext:value-type="string">
            <text:p>Aide à la bi ou tri-angulation (identifier les autres observations au même instant pour un même individu)</text:p>
          </table:table-cell>
          <table:table-cell table:style-name="ce17" office:value-type="string" calcext:value-type="string">
            <text:p>Visualisation carte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Aide à la bi ou tri-angulation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Cliquer sur l’entête du tableau pour le tri (suivant la date, la latitude/longitude, l’individu)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 / 3</text:p>
          </table:table-cell>
          <table:table-cell table:style-name="ce11" office:value-type="string" calcext:value-type="string">
            <text:p>Surligner les observations du tableau et de la carte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Curseur pour faire varier en temps réel la plage horaire (Qslider)</text:p>
          </table:table-cell>
          <table:table-cell table:style-name="ce20" office:value-type="string" calcext:value-type="string">
            <text:p>Recherche</text:p>
          </table:table-cell>
          <table:table-cell table:number-columns-repeated="1020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Couleur pour observations incorrectes (rouge pastel)</text:p>
          </table:table-cell>
          <table:table-cell table:style-name="ce18" office:value-type="string" calcext:value-type="string">
            <text:p>Visualisation tabulaire</text:p>
          </table:table-cell>
          <table:table-cell table:number-columns-repeated="1020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Mise à jour immédiate de la visualisation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Sélection multiple d’observations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Copier-coller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CTRL-Z : annuler création, modification ou suppression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ération 4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N° incrément</text:p>
          </table:table-cell>
          <table:table-cell table:style-name="ce9" office:value-type="string" calcext:value-type="string">
            <text:p>Libellé</text:p>
          </table:table-cell>
          <table:table-cell table:style-name="ce1" office:value-type="string" calcext:value-type="string">
            <text:p>Catégorie</text:p>
          </table:table-cell>
          <table:table-cell table:style-name="ce23"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Mise à jour immédiate de la visualisation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Sélection multiple d’observations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Copier-coller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3 / 4</text:p>
          </table:table-cell>
          <table:table-cell table:style-name="ce14" office:value-type="string" calcext:value-type="string">
            <text:p>CTRL-Z : annuler création, modification ou suppression</text:p>
          </table:table-cell>
          <table:table-cell table:style-name="ce21" office:value-type="string" calcext:value-type="string">
            <text:p>Édition</text:p>
          </table:table-cell>
          <table:table-cell table:number-columns-repeated="1020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Ajout de nouveaux champs</text:p>
          </table:table-cell>
          <table:table-cell table:style-name="ce26" office:value-type="string" calcext:value-type="string">
            <text:p>Saisie</text:p>
          </table:table-cell>
          <table:table-cell table:number-columns-repeated="1020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Ligne vide tout à la fin avec observation vide (à ignorer dans les exports)</text:p>
          </table:table-cell>
          <table:table-cell table:style-name="ce26" office:value-type="string" calcext:value-type="string">
            <text:p>Saisie</text:p>
          </table:table-cell>
          <table:table-cell table:number-columns-repeated="1020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Mode lecture</text:p>
          </table:table-cell>
          <table:table-cell table:style-name="ce26" office:value-type="string" calcext:value-type="string">
            <text:p>Saisie</text:p>
          </table:table-cell>
          <table:table-cell table:number-columns-repeated="1020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Mode édition</text:p>
          </table:table-cell>
          <table:table-cell table:style-name="ce26" office:value-type="string" calcext:value-type="string">
            <text:p>Saisie</text:p>
          </table:table-cell>
          <table:table-cell table:number-columns-repeated="1020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rgonomie</text:p>
          </table:table-cell>
          <table:table-cell table:style-name="ce26" office:value-type="string" calcext:value-type="string">
            <text:p>Saisie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Fonctionnalités globales (par priorité)'.A1:'Fonctionnalités globales (par priorité)'.D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06:10:05.961930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2:04:48.418787144</meta:creation-date>
    <dc:date>2018-11-27T06:44:47.842760284</dc:date>
    <meta:editing-duration>PT1H27M58S</meta:editing-duration>
    <meta:editing-cycles>14</meta:editing-cycles>
    <meta:generator>LibreOffice/5.1.6.2$Linux_X86_64 LibreOffice_project/10m0$Build-2</meta:generator>
    <meta:document-statistic meta:table-count="6" meta:cell-count="340" meta:object-count="0"/>
  </office:meta>
</office:document-meta>
</file>